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200%"/>
      <style:text-properties officeooo:rsid="000fde2e" officeooo:paragraph-rsid="000fde2e"/>
    </style:style>
    <style:style style:name="P2" style:family="paragraph" style:parent-style-name="Standard">
      <style:paragraph-properties fo:line-height="200%"/>
      <style:text-properties officeooo:rsid="0033485c" officeooo:paragraph-rsid="003bdfb3"/>
    </style:style>
    <style:style style:name="P3" style:family="paragraph" style:parent-style-name="Standard">
      <style:paragraph-properties fo:line-height="200%"/>
      <style:text-properties officeooo:rsid="0033485c" officeooo:paragraph-rsid="004255c4"/>
    </style:style>
    <style:style style:name="P4" style:family="paragraph" style:parent-style-name="Standard">
      <style:paragraph-properties fo:line-height="200%">
        <style:tab-stops>
          <style:tab-stop style:position="1in"/>
        </style:tab-stops>
      </style:paragraph-properties>
      <style:text-properties officeooo:rsid="0033485c" officeooo:paragraph-rsid="004255c4"/>
    </style:style>
    <style:style style:name="P5" style:family="paragraph" style:parent-style-name="Standard">
      <style:paragraph-properties fo:text-align="end" style:justify-single-word="false"/>
      <style:text-properties officeooo:rsid="0049e9ae" officeooo:paragraph-rsid="0049e9ae"/>
    </style:style>
    <style:style style:name="P6" style:family="paragraph" style:parent-style-name="Standard">
      <style:paragraph-properties fo:line-height="200%" fo:break-before="page"/>
      <style:text-properties officeooo:rsid="000fde2e" officeooo:paragraph-rsid="000fde2e"/>
    </style:style>
    <style:style style:name="P7" style:family="paragraph" style:parent-style-name="Standard">
      <style:text-properties officeooo:paragraph-rsid="004b8c7d"/>
    </style:style>
    <style:style style:name="P8" style:family="paragraph" style:parent-style-name="Standard">
      <style:paragraph-properties fo:line-height="200%"/>
      <style:text-properties officeooo:rsid="002a4a8f" officeooo:paragraph-rsid="004b8c7d"/>
    </style:style>
    <style:style style:name="P9" style:family="paragraph" style:parent-style-name="Standard">
      <style:paragraph-properties fo:text-align="end" style:justify-single-word="false"/>
      <style:text-properties officeooo:rsid="0049e9ae" officeooo:paragraph-rsid="004b8c7d"/>
    </style:style>
    <style:style style:name="P10" style:family="paragraph" style:parent-style-name="Standard">
      <style:paragraph-properties fo:text-align="start" style:justify-single-word="false"/>
      <style:text-properties officeooo:rsid="0049e9ae" officeooo:paragraph-rsid="004b8c7d"/>
    </style:style>
    <style:style style:name="P11" style:family="paragraph" style:parent-style-name="Standard">
      <style:paragraph-properties fo:text-align="end" style:justify-single-word="false"/>
      <style:text-properties officeooo:rsid="004b8c7d" officeooo:paragraph-rsid="004b8c7d"/>
    </style:style>
    <style:style style:name="T1" style:family="text">
      <style:text-properties officeooo:rsid="00153cdb"/>
    </style:style>
    <style:style style:name="T2" style:family="text">
      <style:text-properties officeooo:rsid="0020da69"/>
    </style:style>
    <style:style style:name="T3" style:family="text">
      <style:text-properties officeooo:rsid="0026bc8e"/>
    </style:style>
    <style:style style:name="T4" style:family="text">
      <style:text-properties officeooo:rsid="0031b746"/>
    </style:style>
    <style:style style:name="T5" style:family="text">
      <style:text-properties officeooo:rsid="00336f44"/>
    </style:style>
    <style:style style:name="T6" style:family="text">
      <style:text-properties fo:font-style="italic" officeooo:rsid="00336f44" style:font-style-asian="italic" style:font-style-complex="italic"/>
    </style:style>
    <style:style style:name="T7" style:family="text">
      <style:text-properties fo:font-style="italic" officeooo:rsid="0035a3ea" style:font-style-asian="italic" style:font-style-complex="italic"/>
    </style:style>
    <style:style style:name="T8" style:family="text">
      <style:text-properties fo:font-style="normal" officeooo:rsid="00336f44" style:font-style-asian="normal" style:font-style-complex="normal"/>
    </style:style>
    <style:style style:name="T9" style:family="text">
      <style:text-properties fo:font-style="normal" officeooo:rsid="003510cd" style:font-style-asian="normal" style:font-style-complex="normal"/>
    </style:style>
    <style:style style:name="T10" style:family="text">
      <style:text-properties fo:font-style="normal" officeooo:rsid="0035a3ea" style:font-style-asian="normal" style:font-style-complex="normal"/>
    </style:style>
    <style:style style:name="T11" style:family="text">
      <style:text-properties fo:font-style="normal" officeooo:rsid="0036a849" style:font-style-asian="normal" style:font-style-complex="normal"/>
    </style:style>
    <style:style style:name="T12" style:family="text">
      <style:text-properties fo:font-style="normal" officeooo:rsid="003a8348" style:font-style-asian="normal" style:font-style-complex="normal"/>
    </style:style>
    <style:style style:name="T13" style:family="text">
      <style:text-properties fo:font-style="normal" officeooo:rsid="003bdfb3" style:font-style-asian="normal" style:font-style-complex="normal"/>
    </style:style>
    <style:style style:name="T14" style:family="text">
      <style:text-properties fo:font-variant="normal" fo:text-transform="none" fo:color="#222222" fo:letter-spacing="normal" fo:font-style="normal" officeooo:rsid="003a8348" style:font-style-asian="normal" style:font-style-complex="normal"/>
    </style:style>
    <style:style style:name="T15" style:family="text">
      <style:text-properties fo:font-variant="normal" fo:text-transform="none" fo:color="#222222" fo:letter-spacing="normal" fo:font-style="normal" officeooo:rsid="003bdfb3" style:font-style-asian="normal" style:font-style-complex="normal"/>
    </style:style>
    <style:style style:name="T16" style:family="text">
      <style:text-properties fo:font-variant="normal" fo:text-transform="none" fo:color="#222222" fo:letter-spacing="normal" fo:font-style="normal" officeooo:rsid="003ce67d" style:font-style-asian="normal" style:font-style-complex="normal"/>
    </style:style>
    <style:style style:name="T17" style:family="text">
      <style:text-properties fo:font-variant="normal" fo:text-transform="none" fo:color="#222222" fo:letter-spacing="normal" fo:font-style="normal" officeooo:rsid="003f619f" style:font-style-asian="normal" style:font-style-complex="normal"/>
    </style:style>
    <style:style style:name="T18" style:family="text">
      <style:text-properties fo:font-variant="normal" fo:text-transform="none" fo:color="#222222" fo:letter-spacing="normal" fo:font-style="normal" officeooo:rsid="004255c4" style:font-style-asian="normal" style:font-style-complex="normal"/>
    </style:style>
    <style:style style:name="T19" style:family="text">
      <style:text-properties fo:font-variant="normal" fo:text-transform="none" fo:color="#222222" fo:letter-spacing="normal" fo:font-style="normal" officeooo:rsid="00443978" style:font-style-asian="normal" style:font-style-complex="normal"/>
    </style:style>
    <style:style style:name="T20" style:family="text">
      <style:text-properties fo:font-variant="normal" fo:text-transform="none" fo:color="#222222" fo:letter-spacing="normal" fo:font-style="normal" officeooo:rsid="00459508" style:font-style-asian="normal" style:font-style-complex="normal"/>
    </style:style>
    <style:style style:name="T21" style:family="text">
      <style:text-properties fo:font-variant="normal" fo:text-transform="none" fo:color="#222222" fo:letter-spacing="normal" fo:font-style="normal" officeooo:rsid="00476943" style:font-style-asian="normal" style:font-style-complex="normal"/>
    </style:style>
    <style:style style:name="T22" style:family="text">
      <style:text-properties fo:font-variant="normal" fo:text-transform="none" fo:color="#222222" fo:letter-spacing="normal" fo:font-style="normal" officeooo:rsid="0047dee6" style:font-style-asian="normal" style:font-style-complex="normal"/>
    </style:style>
    <style:style style:name="T23" style:family="text">
      <style:text-properties fo:font-variant="normal" fo:text-transform="none" fo:color="#222222" fo:letter-spacing="normal" fo:font-style="normal" officeooo:rsid="004866c8" style:font-style-asian="normal" style:font-style-complex="normal"/>
    </style:style>
    <style:style style:name="T24" style:family="text">
      <style:text-properties officeooo:rsid="000fde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7"/>
      <text:p text:style-name="P7"/>
      <text:p text:style-name="P7"><text:span text:style-name="T24">Essay #1: thenation.com/article/new-abolitionism</text:span></text:p>
      <text:p text:style-name="P1"><text:tab/><text:span text:style-name="T1">In this article, the author, Christopher Hayes, engages the reader on the topic of oil companies’ potential economic loss in the face of environmental regulations to hinder global warming. He begins by talking about the reaction by the South to the proposition that slavery was illegal, and the core causes to their reaction, showing that it would be the equivalent of a $10 trillion loss in value today. Moving on, he brings that perspective to modern-day relevance, showing the economic side of the oft-debated issue of climate change. The Carbon Tracker Initiative estimates that roughly five times the amount of carbon that we can safely release into the atmosphere (burn). In other words, in a similar vein to the $10 trillion loss expected of slave owners in the South in the abolitionist south, it must be required for oil companies to forfeit more than 80% of their profits, estimated to be roughly $20 trillion. Furthering this point, Hayes goes into detail about the struggle for abolition in the civil war era, continuing to make parallels to the modern day, mentioning the blatant climate change denial and push for more oil production by the conservative right in the US. Overall, Hayes is arguing that despite the great economic ramifications in moving to clean energy and preventing climate change, it is fully worth the effort required.</text:span></text:p>
      <text:p text:style-name="P1"><text:tab/><text:span text:style-name="T2">What separates Hayes’s arguments from similar anti-oil and pro-environmentalism points, however, is his rationalization of the opposing side’s arguments. While constantly maintaining a strong environmentalist and pro-</text:span><text:soft-page-break/><text:span text:style-name="T2">change mentality, he shows the implicit challenges in convincing large companies. Using direct quotes as well, he shows how dire the metaphorical straits are on this topic, and how denialism has become all too rampant among the climate change argument. </text:span></text:p>
      <text:p text:style-name="P1"><text:tab/><text:span text:style-name="T3">Overall, Hayes makes a very well put-together and articulate argument. In probably one of the better uses of tone among argumentative articles, he slowly changes the general mood to one of despair towards the end of the argument, showing the ignorance on the pro-oil side of the debate. However, he rapidly and intentionally pulls it back around, doing an effective job of further drawing in readers when some might be dissuaded due to the depressive tone. He switches to a more direct tone, choosing semantically simpler statements to get his point across, an effective move. </text:span></text:p>
      <text:p text:style-name="P1"/>
      <text:p text:style-name="P6"/>
      <text:p text:style-name="P8">Essay #2: <text:span text:style-name="T4">wired.com/2009/06/mf-freer</text:span></text:p>
      <text:p text:style-name="P2"><text:span text:style-name="T5"><text:tab/>Chris Anderson, in the </text:span><text:span text:style-name="T6">Wired </text:span><text:span text:style-name="T5">article </text:span><text:span text:style-name="T6">Tech is too Cheap to Meter: it’s Time to Manage for Abundance, not Scarcity</text:span><text:span text:style-name="T8">, argues that the </text:span><text:span text:style-name="T9">general attitude behind modern technology should start moving away from a paradigm of minimizing waste to one that maximized utility. </text:span><text:span text:style-name="T10">He talks about the staggering increase in affordability in technology and how people overlook it in day-to-day tasks. A personal anecdote from him was him and his editing staff at </text:span><text:span text:style-name="T7">Wired</text:span><text:span text:style-name="T10"> being told to delete unnecessary files from the internal network servers. </text:span><text:span text:style-name="T11">After years of periodic reminders, he decided to look at the numbers, discovering that for the past two years, it would’ve cost under $200 to double or triple the digital storage available </text:span><text:span text:style-name="T12">to him and his colleagues. It’s argued additionally that people </text:span><text:span text:style-name="T13">should</text:span><text:span text:style-name="T12"> move to an exponential paradigm in computing power, as per Moore’s Law </text:span><text:span text:style-name="T14">— the rule of thumb that transistor count per square inch of silicon doubles roughly every 18-24 months — </text:span><text:span text:style-name="T15">which is also followed in mediums such as physical storage e.g. hard drives. He also speaks of non-mammalian creatures, which have a staggering waste of life from our perspective </text:span><text:span text:style-name="T14">— </text:span><text:span text:style-name="T15">bluefin tuna eggs have a 0.0006% survival rate </text:span><text:span text:style-name="T14">— </text:span><text:span text:style-name="T15">but follow the idea that filling every potential niche is the most effective strategy, arguing that even if it means inefficient use of resources, </text:span><text:span text:style-name="T16">it’s most effective to manage resources in such a way that every possible niche could be filled.</text:span></text:p>
      <text:p text:style-name="P3"><text:soft-page-break/><text:span text:style-name="T16"><text:tab/>Anderson relied heavily on nature analogies and anecdotes in his article, building more of a personal, </text:span><text:span text:style-name="T17">casual feel in the article</text:span><text:span text:style-name="T18">. He focused most heavily on supporting his arguments through </text:span><text:span text:style-name="T23">pathos</text:span><text:span text:style-name="T18"> and logos, showing common examples that people are likely to </text:span><text:span text:style-name="T19">have </text:span><text:span text:style-name="T20">had experience with: nagging sysadmins, the seemingly miraculous cheapening of computers over time, </text:span><text:span text:style-name="T22">as well as</text:span><text:span text:style-name="T21"> demonstrating how minimizing waste isn’t necessarily </text:span><text:span text:style-name="T22">the optimal path when dealing with distributed problems, with finding niches more effective. </text:span></text:p>
      <text:p text:style-name="P4"><text:span text:style-name="T22"><text:tab/>Generally, Anderson made a solid argument, </text:span><text:span text:style-name="T23">but is frequently interrupted by himself going off on various tangents. They do manage to turn around and relate to the central point, but in the end it does more harm than good, especially from a perspective of ethos, his credibility as a speak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officeooo:rsid="0049e9ae" officeooo:paragraph-rsid="004b8c7d"/>
    </style:style>
    <style:style style:name="MP2" style:family="paragraph" style:parent-style-name="Standard">
      <style:paragraph-properties fo:text-align="end" style:justify-single-word="false"/>
      <style:text-properties officeooo:rsid="0049e9ae" officeooo:paragraph-rsid="004b8c7d"/>
    </style:style>
    <style:style style:name="MP3" style:family="paragraph" style:parent-style-name="Standard">
      <style:paragraph-properties fo:text-align="end" style:justify-single-word="false"/>
      <style:text-properties officeooo:rsid="004b8c7d" officeooo:paragraph-rsid="004b8c7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4</text:page-number></text:p>
        <text:p text:style-name="MP2">Solomon Greenberg</text:p>
        <text:p text:style-name="MP3">2016/09/0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21:08:18.190372229</meta:creation-date>
    <dc:date>2016-09-07T04:44:48.181306867</dc:date>
    <meta:editing-duration>PT13H32M21S</meta:editing-duration>
    <meta:editing-cycles>10</meta:editing-cycles>
    <meta:generator>LibreOffice/5.2.0.4$Linux_X86_64 LibreOffice_project/20m0$Build-4</meta:generator>
    <meta:document-statistic meta:table-count="0" meta:image-count="0" meta:object-count="0" meta:page-count="4" meta:paragraph-count="11" meta:word-count="757" meta:character-count="4764" meta:non-whitespace-character-count="4004"/>
  </office:meta>
</office:document-meta>
</file>